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  <table:table-cell table:number-columns-repeated="2"/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1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2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3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w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z</text:p>
          </table:table-cell>
          <table:table-cell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y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5"/>
          <table:table-cell table:style-name="ce1" office:value-type="string">
            <text:p>tcat_v14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`</text:p>
          </table:table-cell>
          <table:table-cell table:style-name="ce3" office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5"/>
          <table:table-cell table:style-name="ce1" office:value-type="string">
            <text:p>tcat_v15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q</text:p>
          </table:table-cell>
          <table:table-cell table:style-name="ce4" office:value-type="string">
            <text:p>k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`</text:p>
          </table:table-cell>
          <table:table-cell table:style-name="ce3" office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5"/>
          <table:table-cell table:style-name="ce1" office:value-type="string">
            <text:p>tcat_v16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.</text:p>
          </table:table-cell>
          <table:table-cell table:style-name="ce4" office:value-type="string">
            <text:p>k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`</text:p>
          </table:table-cell>
          <table:table-cell table:style-name="ce3" office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 table:number-columns-repeated="5"/>
        </table:table-row>
        <table:table-row table:style-name="ro2" table:number-rows-repeated="1048526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08T14:42:03</dc:date>
    <meta:editing-duration>PT3H45M28S</meta:editing-duration>
    <meta:editing-cycles>51</meta:editing-cycles>
    <dc:creator>Moisès </dc:creator>
    <meta:document-statistic meta:table-count="3" meta:cell-count="719" meta:object-count="0"/>
  </office:meta>
</office:document-meta>
</file>